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</text:p>
          </draw:text-box>
        </draw:frame>
        <draw:frame draw:style-name="TransBox" svg:width="31.8700cm" svg:height="5.5000cm" svg:x="1.0000cm" svg:y="2.3000cm">
          <draw:text-box>
            <text:p text:style-name="PTitleMain">Networking Basics — ip, ss</text:p>
          </draw:text-box>
        </draw:frame>
        <draw:frame draw:style-name="TransBox" svg:width="31.8700cm" svg:height="3.5000cm" svg:x="1.0000cm" svg:y="8.8000cm">
          <draw:text-box>
            <text:p text:style-name="PBody">Before configuring networking, you need to understand the current state of the network stack. These read-only commands are your first tools. Resource: Notes ip man page: Full iproute2 command reference</text:p>
          </draw:text-box>
        </draw:frame>
        <draw:frame draw:style-name="TransBox" svg:width="31.8700cm" svg:height="0.7000cm" svg:x="1.0000cm" svg:y="17.8000cm">
          <draw:text-box>
            <text:p text:style-name="PFooter">03-rhcsa/networking-basics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The ip command</text:p>
            <text:p text:style-name="PBullet">▶  Network interface states</text:p>
            <text:p text:style-name="PBullet">▶  The ss command</text:p>
            <text:p text:style-name="PBullet">▶  Common patterns</text:p>
            <text:p text:style-name="PBullet">▶  Checking connectivity</text:p>
            <text:p text:style-name="PBullet">▶  Hostname</text:p>
            <text:p text:style-name="PBullet">▶  Network namespace quick view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ip command</text:p>
          </draw:text-box>
        </draw:frame>
        <draw:frame draw:style-name="TransBox" svg:width="31.8700cm" svg:height="13.5500cm" svg:x="1.0000cm" svg:y="4.0000cm">
          <draw:text-box>
            <text:p text:style-name="PBullet">• ip is the modern replacement for ifconfig, route, and arp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Network interface states</text:p>
          </draw:text-box>
        </draw:frame>
        <draw:frame draw:style-name="TransBox" svg:width="31.8700cm" svg:height="13.5500cm" svg:x="1.0000cm" svg:y="4.0000cm">
          <draw:text-box>
            <text:p text:style-name="PBullet">• State: Meaning</text:p>
            <text:p text:style-name="PBullet">• UP: Administratively enabled</text:p>
            <text:p text:style-name="PBullet">• LOWER_UP: Physical link is up (cable connected or WiFi associated)</text:p>
            <text:p text:style-name="PBullet">• DOWN: Interface disabled</text:p>
            <text:p text:style-name="PBullet">• NO-CARRIER: Interface up but no physical link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ss command</text:p>
          </draw:text-box>
        </draw:frame>
        <draw:frame draw:style-name="TransBox" svg:width="15.7350cm" svg:height="13.5500cm" svg:x="1.0000cm" svg:y="4.0000cm">
          <draw:text-box>
            <text:p text:style-name="PBullet">• ss shows socket statistics — what is listening, what is connected.</text:p>
            <text:p text:style-name="PBullet">• It replaces netstat.</text:p>
          </draw:text-box>
        </draw:frame>
        <draw:frame draw:style-name="CodeBox" svg:width="15.7350cm" svg:height="13.5500cm" svg:x="17.1350cm" svg:y="4.0000cm">
          <draw:text-box>
            <text:p text:style-name="PCode"># All listening TCP ports
ss -tlnp

# All listening UDP ports
ss -ulnp

# All listening (TCP + UDP)
ss -tlnup

# All established connections
ss -tnp

… (2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mon patterns</text:p>
          </draw:text-box>
        </draw:frame>
        <draw:frame draw:style-name="CodeBox" svg:width="31.8700cm" svg:height="13.5500cm" svg:x="1.0000cm" svg:y="4.0000cm">
          <draw:text-box>
            <text:p text:style-name="PCode"># Is SSH listening?
ss -tlnp | grep :22

# What process is using port 80?
ss -tlnp | grep :80

# What ports is nginx listening on?
ss -tlnp | grep nginx

# How many established connections to port 443?
ss -tn state established | grep :443 | wc -l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hecking connectivity</text:p>
          </draw:text-box>
        </draw:frame>
        <draw:frame draw:style-name="CodeBox" svg:width="31.8700cm" svg:height="13.5500cm" svg:x="1.0000cm" svg:y="4.0000cm">
          <draw:text-box>
            <text:p text:style-name="PCode"># ICMP reachability
ping -c 4 8.8.8.8
ping -c 4 access.redhat.com

# Traceroute
traceroute 8.8.8.8
tracepath 8.8.8.8   # no root required

# Test TCP port reachability
curl -v telnet://192.168.1.1:22
# or
nc -zv 192.168.1.1 22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Hostname</text:p>
          </draw:text-box>
        </draw:frame>
        <draw:frame draw:style-name="CodeBox" svg:width="31.8700cm" svg:height="13.5500cm" svg:x="1.0000cm" svg:y="4.0000cm">
          <draw:text-box>
            <text:p text:style-name="PCode"># Show all hostname info
hostnamectl

# Set hostname permanently
sudo hostnamectl set-hostname rhel10-lab

# Show only the static hostname
hostnam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Network namespace quick view</text:p>
          </draw:text-box>
        </draw:frame>
        <draw:frame draw:style-name="CodeBox" svg:width="31.8700cm" svg:height="13.5500cm" svg:x="1.0000cm" svg:y="4.0000cm">
          <draw:text-box>
            <text:p text:style-name="PCode"># All network namespaces (relevant when using containers)
ip netns lis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Networking Basics — ip, ss</text:p>
          </draw:text-box>
        </draw:frame>
        <draw:frame draw:style-name="TransBox" svg:width="31.8700cm" svg:height="13.5500cm" svg:x="1.0000cm" svg:y="4.0000cm">
          <draw:text-box>
            <text:p text:style-name="PBullet">✓  The ip command: ip is the modern replacement for ifconfig, route, and arp.</text:p>
            <text:p text:style-name="PBullet">✓  Network interface states: State: Meaning</text:p>
            <text:p text:style-name="PBullet">✓  The ss command: ss shows socket statistics — what is listening, what is connected.</text:p>
            <text:p text:style-name="PBullet">✓  Common patterns</text:p>
            <text:p text:style-name="PBullet">✓  Checking connectivity</text:p>
            <text:p text:style-name="PBullet">✓  Hostname</text:p>
            <text:p text:style-name="PBullet">✓  Network namespace quick view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